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</text:span><text:span text:style-name="T1">ed </text:span><text:span text:style-name="T1">docker </text:span><text:span text:style-name="T1">contain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304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393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2T22:12:05.831534172</dc:date>
    <meta:editing-duration>PT51M41S</meta:editing-duration>
    <meta:editing-cycles>19</meta:editing-cycles>
    <meta:generator>LibreOffice/6.0.7.3$Linux_X86_64 LibreOffice_project/00m0$Build-3</meta:generator>
    <meta:document-statistic meta:object-count="27"/>
  </office:meta>
</office:document-meta>
</file>